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214832"/>
    </style:style>
    <style:style style:name="T6" style:family="text">
      <style:text-properties officeooo:rsid="00214832"/>
    </style:style>
    <style:style style:name="T7" style:family="text">
      <style:text-properties officeooo:rsid="00232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8th</text:span> of <text:span text:style-name="T4">November</text:span><text:span text:style-name="T3"> </text:span>202<text:span text:style-name="T3">5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2">Constitutes the need to name the Ocean to the east of Azuria. Current proposals to be voted on are: Emeralda Sea, the Tranquility Ocean, Old Ocean, <text:span text:style-name="T7">Tranquility and the Swamp Triangle</text:span>. <text:span text:style-name="T7">The vote shall be performed using the Germania Ranked Voting system as with the Council Elections in Discord.</text:span></text:p>
      <text:p text:style-name="P1"/>
      <text:p text:style-name="P1">And proceeds.</text:p>
      <text:p text:style-name="P1"/>
      <text:p text:style-name="P1">Signed by,</text:p>
      <text:p text:style-name="P3">Procedural, adjourned motion M50-1§<text:span text:style-name="T6">2.2</text:span></text:p>
      <text:p text:style-name="P1"/>
      <text:p text:style-name="P1"/>
      <text:p text:style-name="P1"/>
      <text:p text:style-name="Standard"><text:span text:style-name="T1">[</text:span><text:span text:style-name="T2">Motion 53-1: To name the east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3:53.457610142</dc:date>
    <meta:editing-duration>PT5M30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5" meta:character-count="530" meta:non-whitespace-character-count="452"/>
  </office:meta>
</office:document-meta>
</file>